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ter Kirkpatrick</text:p>
      <text:p text:style-name="Standard">CS350 Project2 Q1 Algorithms</text:p>
      <text:p text:style-name="Standard"/>
      <text:p text:style-name="Standard">1a. <text:s/>Assumption: <text:s/>only worried about the alphabet, no symbols</text:p>
      <text:p text:style-name="Standard"/>
      <text:p text:style-name="Standard"><text:tab/>int *occurrences[26] = {0};<text:tab/><text:tab/>// each element corresponds to a letter of the alphabet</text:p>
      <text:p text:style-name="Standard"><text:tab/>char *inputA[];</text:p>
      <text:p text:style-name="Standard"/>
      <text:p text:style-name="Standard"><text:tab/>// obtain file name from user</text:p>
      <text:p text:style-name="Standard"><text:tab/>// open file</text:p>
      <text:p text:style-name="Standard"><text:tab/></text:p>
      <text:p text:style-name="Standard"><text:tab/>for(){<text:tab/><text:tab/><text:tab/><text:tab/><text:tab/>// until EOF is reached</text:p>
      <text:p text:style-name="Standard"><text:tab/><text:tab/>inputA[] = gets();<text:tab/><text:tab/>// obtain entire line, insert in input array</text:p>
      <text:p text:style-name="Standard"><text:tab/><text:tab/></text:p>
      <text:p text:style-name="Standard"><text:tab/><text:tab/>// traverse input array</text:p>
      <text:p text:style-name="Standard"><text:tab/><text:tab/>for(){<text:tab/><text:tab/><text:tab/><text:tab/>// for each char encountered</text:p>
      <text:p text:style-name="Standard"><text:tab/><text:tab/><text:tab/>// add 1 to corresponding element in occurrences[]</text:p>
      <text:p text:style-name="Standard"><text:tab/><text:tab/>}</text:p>
      <text:p text:style-name="Standard"><text:tab/>}</text:p>
      <text:p text:style-name="Standard"/>
      <text:p text:style-name="Standard"><text:tab/>// print the occurrences in chart form</text:p>
      <text:p text:style-name="Standard"><text:tab/>// close file</text:p>
      <text:p text:style-name="Standard"/>
      <text:p text:style-name="Standard">ex.</text:p>
      <text:p text:style-name="Standard"><text:tab/><text:tab/><text:span text:style-name="T1">Characters<text:tab/><text:tab/><text:tab/>Occurrences</text:span></text:p>
      <text:p text:style-name="Standard"><text:span text:style-name="T2"><text:tab/><text:tab/> <text:s text:c="2"/>A<text:tab/><text:tab/><text:tab/><text:tab/> <text:s text:c="3"/>….</text:span></text:p>
      <text:p text:style-name="Standard"><text:span text:style-name="T2"><text:tab/><text:tab/> <text:s text:c="2"/>B<text:tab/><text:tab/><text:tab/><text:tab/> <text:s text:c="3"/>….</text:span></text:p>
      <text:p text:style-name="Standard"><text:span text:style-name="T2"><text:tab/><text:tab/> <text:s text:c="2"/>C<text:tab/><text:tab/><text:tab/><text:tab/> <text:s text:c="3"/>…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/></text:p>
      <text:p text:style-name="Standard"><text:span text:style-name="T2">1b. <text:s/></text:span></text:p>
      <text:p text:style-name="Standard"><text:span text:style-name="T2"><text:tab/>int *occurrences[];<text:tab/><text:tab/><text:tab/>// initialize to all zeros</text:span></text:p>
      <text:p text:style-name="Standard"><text:span text:style-name="T2"><text:tab/>char *inputA[];</text:span></text:p>
      <text:p text:style-name="Standard"><text:span text:style-name="T2"/></text:p>
      <text:p text:style-name="Standard"><text:span text:style-name="T2"><text:tab/>// obtain file name from user</text:span></text:p>
      <text:p text:style-name="Standard"><text:span text:style-name="T2"><text:tab/>// open file</text:span></text:p>
      <text:p text:style-name="Standard"><text:span text:style-name="T2"/></text:p>
      <text:p text:style-name="Standard"><text:span text:style-name="T2"><text:tab/>for(){<text:tab/><text:tab/><text:tab/><text:tab/><text:tab/>// until EOF is reached</text:span></text:p>
      <text:p text:style-name="Standard"><text:span text:style-name="T2"><text:tab/><text:tab/>inputA[] = scanf();<text:tab/><text:tab/>// obtain each “word”, insert in input array</text:span></text:p>
      <text:p text:style-name="Standard"><text:span text:style-name="T2"><text:tab/><text:tab/>// treat input array of strings as a 2D array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for(){<text:tab/><text:tab/><text:tab/><text:tab/><text:tab/>// for each element in inputA[]</text:span></text:p>
      <text:p text:style-name="Standard"><text:span text:style-name="T2"><text:tab/><text:tab/>// determine length of string within</text:span></text:p>
      <text:p text:style-name="Standard"><text:span text:style-name="T2"><text:tab/><text:tab/>// add 1 to corresponding value in occurrences[]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oft-page-break/><text:span text:style-name="T2"><text:tab/>// print occurrences and word length in chart form</text:span></text:p>
      <text:p text:style-name="Standard"><text:span text:style-name="T2"><text:tab/>// close file</text:span></text:p>
      <text:p text:style-name="Standard"><text:span text:style-name="T2">ex.</text:span></text:p>
      <text:p text:style-name="Standard"><text:span text:style-name="T2"><text:tab/><text:tab/></text:span><text:span text:style-name="T1">Word Length<text:tab/><text:tab/><text:tab/>Occurrences</text:span></text:p>
      <text:p text:style-name="Standard"><text:span text:style-name="T2"><text:tab/><text:tab/> <text:s text:c="2"/>1<text:tab/><text:tab/><text:tab/><text:tab/> <text:s text:c="3"/>….</text:span></text:p>
      <text:p text:style-name="Standard"><text:span text:style-name="T2"><text:tab/><text:tab/> <text:s text:c="2"/>2<text:tab/><text:tab/><text:tab/><text:tab/> <text:s text:c="3"/>….</text:span></text:p>
      <text:p text:style-name="Standard"><text:span text:style-name="T2"><text:tab/><text:tab/> <text:s text:c="2"/>3<text:tab/><text:tab/><text:tab/><text:tab/> <text:s text:c="3"/>…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/></text:p>
      <text:p text:style-name="Standard"><text:span text:style-name="T2">1c.</text:span></text:p>
      <text:p text:style-name="Standard"><text:span text:style-name="T2"><text:tab/>int *occurrences[];<text:tab/><text:tab/><text:tab/>// initialize to all zeros</text:span></text:p>
      <text:p text:style-name="Standard"><text:span text:style-name="T2"><text:tab/>char *inputA[];</text:span></text:p>
      <text:p text:style-name="Standard"><text:span text:style-name="T2"><text:tab/>char *outputA[];</text:span></text:p>
      <text:p text:style-name="Standard"><text:span text:style-name="T2"><text:tab/>char *temp[];<text:tab/><text:tab/><text:tab/><text:tab/>// used for checking</text:span></text:p>
      <text:p text:style-name="Standard"><text:span text:style-name="T2"/></text:p>
      <text:p text:style-name="Standard"><text:span text:style-name="T2"><text:tab/>// obtain file name from user</text:span></text:p>
      <text:p text:style-name="Standard"><text:span text:style-name="T2"><text:tab/>// open file</text:span></text:p>
      <text:p text:style-name="Standard"><text:span text:style-name="T2"/></text:p>
      <text:p text:style-name="Standard"><text:span text:style-name="T2"><text:tab/>for(){<text:tab/><text:tab/><text:tab/><text:tab/><text:tab/>// until EOF is reached</text:span></text:p>
      <text:p text:style-name="Standard"><text:span text:style-name="T2"><text:tab/><text:tab/>inputA[] = scanf();<text:tab/><text:tab/>// obtain each “word”, insert in input array</text:span></text:p>
      <text:p text:style-name="Standard"><text:span text:style-name="T2"><text:tab/><text:tab/>// treat input array of strings as a 2D array</text:span></text:p>
      <text:p text:style-name="Standard"><text:span text:style-name="T2"><text:tab/>}</text:span></text:p>
      <text:p text:style-name="Standard"><text:span text:style-name="T2"/></text:p>
      <text:p text:style-name="Standard"><text:span text:style-name="T2"><text:tab/>for(){<text:tab/><text:tab/><text:tab/><text:tab/><text:tab/>// for each “word” in inputA[]</text:span></text:p>
      <text:p text:style-name="Standard"><text:span text:style-name="T2"><text:tab/><text:tab/>// place into temp[]</text:span></text:p>
      <text:p text:style-name="Standard"><text:span text:style-name="T2"><text:tab/><text:tab/>for() {<text:tab/><text:tab/><text:tab/><text:tab/>// for each “word” in inputA[]</text:span></text:p>
      <text:p text:style-name="Standard"><text:span text:style-name="T2"><text:tab/><text:tab/><text:tab/>if()<text:tab/><text:tab/><text:tab/>// if temp[] == “word”</text:span></text:p>
      <text:p text:style-name="Standard"><text:span text:style-name="T2"><text:tab/><text:tab/><text:tab/><text:tab/>// add 1 to corresponding occurrences[]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pan text:style-name="T2"><text:tab/><text:tab/>// add temp[] to outputA[]</text:span></text:p>
      <text:p text:style-name="Standard"><text:span text:style-name="T2"><text:tab/>}<text:tab/></text:span></text:p>
      <text:p text:style-name="Standard"><text:span text:style-name="T2"/></text:p>
      <text:p text:style-name="Standard"><text:span text:style-name="T2"><text:tab/>// print words and occurrences in chart form</text:span></text:p>
      <text:p text:style-name="Standard"><text:span text:style-name="T2"><text:tab/>// close file</text:span></text:p>
      <text:p text:style-name="Standard"><text:span text:style-name="T2">ex.</text:span></text:p>
      <text:p text:style-name="Standard"><text:span text:style-name="T2"><text:tab/><text:tab/></text:span><text:span text:style-name="T1">Words<text:tab/><text:tab/><text:tab/><text:tab/>Occurrences</text:span></text:p>
      <text:p text:style-name="Standard"><text:span text:style-name="T2"><text:tab/><text:tab/> <text:s/>….<text:tab/><text:tab/><text:tab/><text:tab/> <text:s text:c="3"/>….</text:span></text:p>
      <text:p text:style-name="Standard"><text:span text:style-name="T2"><text:tab/><text:tab/> <text:s/>….<text:tab/><text:tab/><text:tab/><text:tab/> <text:s text:c="3"/>….</text:span></text:p>
      <text:p text:style-name="Standard"><text:span text:style-name="T2"><text:tab/><text:tab/> <text:s/>….<text:tab/><text:tab/><text:tab/><text:tab/> <text:s text:c="3"/>…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/></text:p>
      <text:p text:style-name="Standard"><text:span text:style-name="T2">1d.</text:span></text:p>
      <text:p text:style-name="Standard"><text:span text:style-name="T2"><text:tab/>// using char *outputA[] and int *occurrences[] from 1c.</text:span></text:p>
      <text:p text:style-name="Standard"><text:span text:style-name="T2"><text:tab/>char *tmpOut[];</text:span></text:p>
      <text:p text:style-name="Standard"><text:soft-page-break/><text:span text:style-name="T2"><text:tab/>int *tmpOcc[];</text:span></text:p>
      <text:p text:style-name="Standard"><text:span text:style-name="T2"><text:tab/></text:span></text:p>
      <text:p text:style-name="Standard"><text:span text:style-name="T2"><text:tab/>// modeled after insertion-sort algorithm</text:span></text:p>
      <text:p text:style-name="Standard"><text:span text:style-name="T2"><text:tab/>for(){<text:tab/><text:tab/><text:tab/><text:tab/><text:tab/>// for each elem in outputA[]</text:span></text:p>
      <text:p text:style-name="Standard"><text:span text:style-name="T2"><text:tab/><text:tab/>// insert into correct location in tmpOut[]</text:span></text:p>
      <text:p text:style-name="Standard"><text:span text:style-name="T2"><text:tab/><text:tab/>// insert corresponding value from occurrences[] into tmpOcc[]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 print words and occurrences in chart form alphabetically</text:span></text:p>
      <text:p text:style-name="Standard"><text:span text:style-name="T2">ex.</text:span></text:p>
      <text:p text:style-name="Standard"><text:span text:style-name="T2"><text:tab/><text:tab/></text:span><text:span text:style-name="T1">Words<text:tab/><text:tab/><text:tab/><text:tab/>Occurrences</text:span><text:span text:style-name="T2"><text:tab/><text:tab/>// sorted alphabetically</text:span></text:p>
      <text:p text:style-name="Standard"><text:span text:style-name="T2"><text:tab/><text:tab/> <text:s/>….<text:tab/><text:tab/><text:tab/><text:tab/> <text:s text:c="3"/>….</text:span></text:p>
      <text:p text:style-name="Standard"><text:span text:style-name="T2"><text:tab/><text:tab/> <text:s/>….<text:tab/><text:tab/><text:tab/><text:tab/> <text:s text:c="3"/>….</text:span></text:p>
      <text:p text:style-name="Standard"><text:span text:style-name="T2"><text:tab/><text:tab/> <text:s/>….<text:tab/><text:tab/><text:tab/><text:tab/> <text:s text:c="3"/>…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/></text:p>
      <text:p text:style-name="Standard"><text:span text:style-name="T2">1e.</text:span></text:p>
      <text:p text:style-name="Standard"><text:span text:style-name="T2"><text:tab/>// using char *outputA[] and int *occurrences[] from 1c.</text:span></text:p>
      <text:p text:style-name="Standard"><text:span text:style-name="T2"><text:tab/>char *tmpOut[];</text:span></text:p>
      <text:p text:style-name="Standard"><text:span text:style-name="T2"><text:tab/>int *tmpOcc[];</text:span></text:p>
      <text:p text:style-name="Standard"><text:span text:style-name="T2"><text:tab/></text:span></text:p>
      <text:p text:style-name="Standard"><text:span text:style-name="T2"><text:tab/>// modeled after insertion-sort algorithm</text:span></text:p>
      <text:p text:style-name="Standard"><text:span text:style-name="T2"><text:tab/>for(){<text:tab/><text:tab/><text:tab/><text:tab/><text:tab/>// for each elem in occurences[]</text:span></text:p>
      <text:p text:style-name="Standard"><text:span text:style-name="T2"><text:tab/><text:tab/>// insert into correct location in tmpOcc[]</text:span></text:p>
      <text:p text:style-name="Standard"><text:span text:style-name="T2"><text:tab/><text:tab/>// insert corresponding value from outputA[] into tmpOut[]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 print words and occurrences in chart form by occurrences</text:span></text:p>
      <text:p text:style-name="Standard"><text:span text:style-name="T2">ex.</text:span></text:p>
      <text:p text:style-name="Standard"><text:span text:style-name="T2"><text:tab/><text:tab/></text:span><text:span text:style-name="T1">Words<text:tab/><text:tab/><text:tab/><text:tab/>Occurrences</text:span><text:span text:style-name="T2"><text:tab/><text:tab/>// sorted by occurrences</text:span></text:p>
      <text:p text:style-name="Standard"><text:span text:style-name="T2"><text:tab/><text:tab/> <text:s/>….<text:tab/><text:tab/><text:tab/><text:tab/> <text:s text:c="3"/>….</text:span></text:p>
      <text:p text:style-name="Standard"><text:span text:style-name="T2"><text:tab/><text:tab/> <text:s/>….<text:tab/><text:tab/><text:tab/><text:tab/> <text:s text:c="3"/>….</text:span></text:p>
      <text:p text:style-name="Standard"><text:span text:style-name="T2"><text:tab/><text:tab/> <text:s/>….<text:tab/><text:tab/><text:tab/><text:tab/> <text:s text:c="3"/>…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><text:tab/><text:tab/> <text:s text:c="3"/>.<text:tab/><text:tab/><text:tab/><text:tab/> <text:s text:c="5"/>.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Kirkpatrick</meta:initial-creator>
    <meta:creation-date>2011-03-10T13:06:49</meta:creation-date>
    <dc:date>2011-03-10T14:47:59</dc:date>
    <dc:creator>Peter Kirkpatrick</dc:creator>
    <meta:editing-duration>PT00H09M18S</meta:editing-duration>
    <meta:editing-cycles>2</meta:editing-cycles>
    <meta:generator>OpenOffice.org/3.2$Linux OpenOffice.org_project/320m12$Build-9483</meta:generator>
    <meta:printed-by>Peter Kirkpatrick</meta:printed-by>
    <meta:print-date>2011-03-10T14:43:30</meta:print-date>
    <meta:document-statistic meta:table-count="0" meta:image-count="0" meta:object-count="0" meta:page-count="3" meta:paragraph-count="121" meta:word-count="487" meta:character-count="2977"/>
  </office:meta>
</office:document-meta>
</file>